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1.582cm" fo:margin-left="1.734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3.586cm"/>
    </style:style>
    <style:style style:name="Tableau2.C" style:family="table-column">
      <style:table-column-properties style:column-width="1.706cm"/>
    </style:style>
    <style:style style:name="Tableau2.D" style:family="table-column">
      <style:table-column-properties style:column-width="3.057cm"/>
    </style:style>
    <style:style style:name="Tableau2.E" style:family="table-column">
      <style:table-column-properties style:column-width="1.646cm"/>
    </style:style>
    <style:style style:name="Tableau2.A1" style:family="table-cell">
      <style:table-cell-properties style:vertical-align="middle" fo:padding="0cm" fo:border="none" style:writing-mode="page"/>
    </style:style>
    <style:style style:name="Tableau3" style:family="table">
      <style:table-properties style:width="11.582cm" fo:margin-left="1.734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3.586cm"/>
    </style:style>
    <style:style style:name="Tableau3.C" style:family="table-column">
      <style:table-column-properties style:column-width="1.706cm"/>
    </style:style>
    <style:style style:name="Tableau3.D" style:family="table-column">
      <style:table-column-properties style:column-width="3.057cm"/>
    </style:style>
    <style:style style:name="Tableau3.E" style:family="table-column">
      <style:table-column-properties style:column-width="1.646cm"/>
    </style:style>
    <style:style style:name="Tableau3.A1" style:family="table-cell">
      <style:table-cell-properties style:vertical-align="middle" fo:padding="0cm" fo:border="none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1cm" style:rel-column-width="13143*"/>
    </style:style>
    <style:style style:name="Tableau1.B" style:family="table-column">
      <style:table-column-properties style:column-width="3.588cm" style:rel-column-width="13830*"/>
    </style:style>
    <style:style style:name="Tableau1.C" style:family="table-column">
      <style:table-column-properties style:column-width="4.41cm" style:rel-column-width="16999*"/>
    </style:style>
    <style:style style:name="Tableau1.D" style:family="table-column">
      <style:table-column-properties style:column-width="5.593cm" style:rel-column-width="21563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padding="0cm" fo:border="none" style:writing-mode="page"/>
    </style:style>
    <style:style style:name="Tableau1.2" style:family="table-row">
      <style:table-row-properties style:min-row-height="0.912cm"/>
    </style:style>
    <style:style style:name="Tableau4" style:family="table">
      <style:table-properties style:width="12.7cm" fo:margin-left="1.734cm" table:align="left"/>
    </style:style>
    <style:style style:name="Tableau4.A" style:family="table-column">
      <style:table-column-properties style:column-width="1.235cm"/>
    </style:style>
    <style:style style:name="Tableau4.B" style:family="table-column">
      <style:table-column-properties style:column-width="2.794cm"/>
    </style:style>
    <style:style style:name="Tableau4.C" style:family="table-column">
      <style:table-column-properties style:column-width="1.328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284cm"/>
    </style:style>
    <style:style style:name="Tableau4.F" style:family="table-column">
      <style:table-column-properties style:column-width="2.473cm"/>
    </style:style>
    <style:style style:name="Tableau4.G" style:family="table-column">
      <style:table-column-properties style:column-width="1.205cm"/>
    </style:style>
    <style:style style:name="Tableau4.A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2.7cm" fo:margin-left="1.734cm" table:align="left"/>
    </style:style>
    <style:style style:name="Tableau5.A" style:family="table-column">
      <style:table-column-properties style:column-width="1.235cm"/>
    </style:style>
    <style:style style:name="Tableau5.B" style:family="table-column">
      <style:table-column-properties style:column-width="2.794cm"/>
    </style:style>
    <style:style style:name="Tableau5.C" style:family="table-column">
      <style:table-column-properties style:column-width="1.328cm"/>
    </style:style>
    <style:style style:name="Tableau5.D" style:family="table-column">
      <style:table-column-properties style:column-width="2.381cm"/>
    </style:style>
    <style:style style:name="Tableau5.E" style:family="table-column">
      <style:table-column-properties style:column-width="1.284cm"/>
    </style:style>
    <style:style style:name="Tableau5.F" style:family="table-column">
      <style:table-column-properties style:column-width="2.473cm"/>
    </style:style>
    <style:style style:name="Tableau5.G" style:family="table-column">
      <style:table-column-properties style:column-width="1.205cm"/>
    </style:style>
    <style:style style:name="Tableau5.A1" style:family="table-cell">
      <style:table-cell-properties style:vertical-align="middle" fo:padding="0cm" fo:border="none" style:writing-mode="page"/>
    </style:style>
    <style:style style:name="Tableau6" style:family="table">
      <style:table-properties style:width="12.7cm" fo:margin-left="1.734cm" table:align="left"/>
    </style:style>
    <style:style style:name="Tableau6.A" style:family="table-column">
      <style:table-column-properties style:column-width="1.235cm"/>
    </style:style>
    <style:style style:name="Tableau6.B" style:family="table-column">
      <style:table-column-properties style:column-width="2.794cm"/>
    </style:style>
    <style:style style:name="Tableau6.C" style:family="table-column">
      <style:table-column-properties style:column-width="1.328cm"/>
    </style:style>
    <style:style style:name="Tableau6.D" style:family="table-column">
      <style:table-column-properties style:column-width="2.381cm"/>
    </style:style>
    <style:style style:name="Tableau6.E" style:family="table-column">
      <style:table-column-properties style:column-width="1.284cm"/>
    </style:style>
    <style:style style:name="Tableau6.F" style:family="table-column">
      <style:table-column-properties style:column-width="2.473cm"/>
    </style:style>
    <style:style style:name="Tableau6.G" style:family="table-column">
      <style:table-column-properties style:column-width="1.205cm"/>
    </style:style>
    <style:style style:name="Tableau6.A1" style:family="table-cell">
      <style:table-cell-properties style:vertical-align="middle" fo:padding="0cm" fo:border="none" style:writing-mode="page"/>
    </style:style>
    <style:style style:name="Tableau8" style:family="table">
      <style:table-properties style:width="12.7cm" fo:margin-left="1.734cm" table:align="left"/>
    </style:style>
    <style:style style:name="Tableau8.A" style:family="table-column">
      <style:table-column-properties style:column-width="1.235cm"/>
    </style:style>
    <style:style style:name="Tableau8.B" style:family="table-column">
      <style:table-column-properties style:column-width="2.794cm"/>
    </style:style>
    <style:style style:name="Tableau8.C" style:family="table-column">
      <style:table-column-properties style:column-width="1.328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1.284cm"/>
    </style:style>
    <style:style style:name="Tableau8.F" style:family="table-column">
      <style:table-column-properties style:column-width="2.473cm"/>
    </style:style>
    <style:style style:name="Tableau8.G" style:family="table-column">
      <style:table-column-properties style:column-width="1.205cm"/>
    </style:style>
    <style:style style:name="Tableau8.A1" style:family="table-cell">
      <style:table-cell-properties style:vertical-align="middle" fo:padding="0cm" fo:border="none" style:writing-mode="page"/>
    </style:style>
    <style:style style:name="P1" style:family="paragraph" style:parent-style-name="Title" style:master-page-name="Standard">
      <style:paragraph-properties style:page-number="auto"/>
      <style:text-properties officeooo:rsid="00195e53" officeooo:paragraph-rsid="00195e53"/>
    </style:style>
    <style:style style:name="P2" style:family="paragraph" style:parent-style-name="Text_20_body">
      <style:paragraph-properties fo:text-align="justify" style:justify-single-word="false"/>
      <style:text-properties officeooo:rsid="00195e53" officeooo:paragraph-rsid="001a31e4"/>
    </style:style>
    <style:style style:name="P3" style:family="paragraph" style:parent-style-name="Text_20_body">
      <style:paragraph-properties fo:text-align="justify" style:justify-single-word="false"/>
      <style:text-properties officeooo:rsid="0027fa59" officeooo:paragraph-rsid="0027fa59"/>
    </style:style>
    <style:style style:name="P4" style:family="paragraph" style:parent-style-name="Text_20_body">
      <style:paragraph-properties fo:text-align="justify" style:justify-single-word="false"/>
      <style:text-properties officeooo:rsid="001a31e4" officeooo:paragraph-rsid="001a31e4"/>
    </style:style>
    <style:style style:name="P5" style:family="paragraph" style:parent-style-name="Table_20_Contents">
      <style:paragraph-properties fo:text-align="center" style:justify-single-word="false"/>
      <style:text-properties officeooo:rsid="001a31e4" officeooo:paragraph-rsid="001a31e4"/>
    </style:style>
    <style:style style:name="P6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7" style:family="paragraph" style:parent-style-name="Table_20_Contents">
      <style:paragraph-properties fo:text-align="center" style:justify-single-word="false"/>
      <style:text-properties fo:font-size="32pt" officeooo:paragraph-rsid="001bf695" style:font-size-asian="32pt" style:font-size-complex="3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bf695" officeooo:paragraph-rsid="001bf695"/>
    </style:style>
    <style:style style:name="P10" style:family="paragraph" style:parent-style-name="Text_20_body">
      <style:text-properties officeooo:rsid="001bf695" officeooo:paragraph-rsid="001bf695"/>
    </style:style>
    <style:style style:name="P11" style:family="paragraph" style:parent-style-name="Text_20_body">
      <style:paragraph-properties fo:text-align="justify" style:justify-single-word="false"/>
      <style:text-properties officeooo:rsid="001bf695" officeooo:paragraph-rsid="001bf695"/>
    </style:style>
    <style:style style:name="P12" style:family="paragraph" style:parent-style-name="Table_20_Contents">
      <style:paragraph-properties fo:text-align="center" style:justify-single-word="false"/>
      <style:text-properties officeooo:rsid="001a31e4" officeooo:paragraph-rsid="001bf695"/>
    </style:style>
    <style:style style:name="P13" style:family="paragraph" style:parent-style-name="Table_20_Contents">
      <style:paragraph-properties fo:text-align="center" style:justify-single-word="false"/>
      <style:text-properties officeooo:paragraph-rsid="001bf695"/>
    </style:style>
    <style:style style:name="P14" style:family="paragraph" style:parent-style-name="Standard">
      <style:text-properties officeooo:rsid="001a31e4" officeooo:paragraph-rsid="001bf695"/>
    </style:style>
    <style:style style:name="P15" style:family="paragraph" style:parent-style-name="Standard">
      <style:text-properties officeooo:rsid="001bf695" officeooo:paragraph-rsid="001bf695"/>
    </style:style>
    <style:style style:name="P16" style:family="paragraph" style:parent-style-name="Standard" style:list-style-name="L1">
      <style:text-properties officeooo:rsid="001bf695" officeooo:paragraph-rsid="001bf695"/>
    </style:style>
    <style:style style:name="P17" style:family="paragraph" style:parent-style-name="Text_20_body">
      <style:text-properties officeooo:rsid="00135284" officeooo:paragraph-rsid="001a31e4"/>
    </style:style>
    <style:style style:name="P18" style:family="paragraph" style:parent-style-name="Text_20_body">
      <style:text-properties officeooo:rsid="001f4db8" officeooo:paragraph-rsid="001f4db8"/>
    </style:style>
    <style:style style:name="P19" style:family="paragraph" style:parent-style-name="Text_20_body">
      <style:paragraph-properties fo:text-align="justify" style:justify-single-word="false"/>
      <style:text-properties officeooo:rsid="001d3655" officeooo:paragraph-rsid="001da8e7"/>
    </style:style>
    <style:style style:name="P20" style:family="paragraph" style:parent-style-name="Text_20_body">
      <style:paragraph-properties fo:text-align="center" style:justify-single-word="false"/>
      <style:text-properties officeooo:rsid="001d3655" officeooo:paragraph-rsid="001d3655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fo:font-weight="normal" officeooo:rsid="001d3655" officeooo:paragraph-rsid="001d3655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1d3655" officeooo:paragraph-rsid="001d3655"/>
    </style:style>
    <style:style style:name="P23" style:family="paragraph" style:parent-style-name="Table_20_Contents">
      <style:paragraph-properties fo:text-align="center" style:justify-single-word="false"/>
      <style:text-properties fo:color="#862121" loext:opacity="100%" fo:font-weight="bold" officeooo:rsid="001d3655" officeooo:paragraph-rsid="001d365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1d3655" officeooo:paragraph-rsid="001da8e7"/>
    </style:style>
    <style:style style:name="P25" style:family="paragraph" style:parent-style-name="Text_20_body">
      <style:text-properties officeooo:rsid="001d3655" officeooo:paragraph-rsid="001d3655"/>
    </style:style>
    <style:style style:name="P26" style:family="paragraph" style:parent-style-name="Text_20_body">
      <style:paragraph-properties fo:text-align="justify" style:justify-single-word="false"/>
      <style:text-properties officeooo:rsid="001da8e7" officeooo:paragraph-rsid="001da8e7"/>
    </style:style>
    <style:style style:name="P27" style:family="paragraph" style:parent-style-name="Text_20_body">
      <style:paragraph-properties fo:text-align="justify" style:justify-single-word="false"/>
      <style:text-properties fo:color="#000000" loext:opacity="100%" fo:font-weight="normal" officeooo:rsid="001f4db8" officeooo:paragraph-rsid="001f4db8" style:font-weight-asian="normal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color="#000000" loext:opacity="100%" fo:font-weight="normal" officeooo:rsid="001f4db8" officeooo:paragraph-rsid="001f4db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rsid="001a31e4" officeooo:paragraph-rsid="0027af0d"/>
    </style:style>
    <style:style style:name="P30" style:family="paragraph" style:parent-style-name="Table_20_Contents">
      <style:paragraph-properties fo:text-align="center" style:justify-single-word="false"/>
      <style:text-properties fo:font-size="32pt" officeooo:paragraph-rsid="0027af0d" style:font-size-asian="32pt" style:font-size-complex="32pt"/>
    </style:style>
    <style:style style:name="P31" style:family="paragraph" style:parent-style-name="Table_20_Contents">
      <style:paragraph-properties fo:text-align="center" style:justify-single-word="false"/>
      <style:text-properties officeooo:rsid="0027af0d" officeooo:paragraph-rsid="0027af0d"/>
    </style:style>
    <style:style style:name="P32" style:family="paragraph" style:parent-style-name="Table_20_Contents">
      <style:paragraph-properties fo:text-align="center" style:justify-single-word="false"/>
      <style:text-properties officeooo:paragraph-rsid="0027af0d"/>
    </style:style>
    <style:style style:name="P33" style:family="paragraph" style:parent-style-name="Table_20_Contents">
      <style:paragraph-properties fo:text-align="center" style:justify-single-word="false"/>
      <style:text-properties officeooo:rsid="001bf695" officeooo:paragraph-rsid="0027af0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weight="normal" officeooo:rsid="001f4db8" officeooo:paragraph-rsid="0027af0d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paragraph-rsid="001f4db8"/>
    </style:style>
    <style:style style:name="P36" style:family="paragraph" style:parent-style-name="Standard">
      <style:paragraph-properties fo:text-align="justify" style:justify-single-word="false"/>
      <style:text-properties officeooo:paragraph-rsid="0027af0d"/>
    </style:style>
    <style:style style:name="P37" style:family="paragraph" style:parent-style-name="Text_20_body">
      <style:paragraph-properties fo:text-align="justify" style:justify-single-word="false"/>
      <style:text-properties officeooo:rsid="001f4db8" officeooo:paragraph-rsid="001f4db8"/>
    </style:style>
    <style:style style:name="P38" style:family="paragraph" style:parent-style-name="Text_20_body">
      <style:paragraph-properties fo:text-align="justify" style:justify-single-word="false"/>
      <style:text-properties fo:color="#000000" loext:opacity="100%" style:font-name="Montserrat1" fo:font-weight="normal" officeooo:rsid="00206eed" officeooo:paragraph-rsid="00206eed" style:font-name-asian="NSimSun" style:font-weight-asian="normal" style:font-name-complex="Lucida Sans1" style:font-weight-complex="normal"/>
    </style:style>
    <style:style style:name="P39" style:family="paragraph" style:parent-style-name="Text_20_body" style:list-style-name="L3">
      <style:paragraph-properties fo:text-align="justify" style:justify-single-word="false"/>
      <style:text-properties officeooo:rsid="00206eed" officeooo:paragraph-rsid="00206eed"/>
    </style:style>
    <style:style style:name="P40" style:family="paragraph" style:parent-style-name="Text_20_body" style:list-style-name="L3">
      <style:paragraph-properties fo:text-align="justify" style:justify-single-word="false"/>
      <style:text-properties fo:color="#000000" loext:opacity="100%" style:font-name="Montserrat" style:text-underline-style="none" fo:font-weight="normal" officeooo:rsid="00206eed" officeooo:paragraph-rsid="00206eed" style:letter-kerning="true" style:font-name-asian="Liberation Sans" style:font-weight-asian="normal" style:font-name-complex="Montserra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officeooo:rsid="0023c626" officeooo:paragraph-rsid="0023c626"/>
    </style:style>
    <style:style style:name="P42" style:family="paragraph" style:parent-style-name="Text_20_body">
      <style:paragraph-properties fo:text-align="justify" style:justify-single-word="false"/>
      <style:text-properties officeooo:paragraph-rsid="0023c626"/>
    </style:style>
    <style:style style:name="P43" style:family="paragraph" style:parent-style-name="Text_20_body">
      <style:paragraph-properties fo:text-align="justify" style:justify-single-word="false"/>
      <style:text-properties officeooo:rsid="00259cf3" officeooo:paragraph-rsid="00259cf3"/>
    </style:style>
    <style:style style:name="P44" style:family="paragraph" style:parent-style-name="Text_20_body" style:list-style-name="L4">
      <style:paragraph-properties fo:text-align="justify" style:justify-single-word="false"/>
      <style:text-properties officeooo:rsid="00259cf3" officeooo:paragraph-rsid="00259cf3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25af3f" officeooo:paragraph-rsid="0025af3f"/>
    </style:style>
    <style:style style:name="P46" style:family="paragraph" style:parent-style-name="Text_20_body">
      <style:paragraph-properties fo:text-align="justify" style:justify-single-word="false"/>
      <style:text-properties officeooo:rsid="0025af3f" officeooo:paragraph-rsid="0025af3f"/>
    </style:style>
    <style:style style:name="P47" style:family="paragraph" style:parent-style-name="Text_20_body">
      <style:paragraph-properties fo:text-align="justify" style:justify-single-word="false"/>
      <style:text-properties officeooo:rsid="0027af0d" officeooo:paragraph-rsid="0027af0d"/>
    </style:style>
    <style:style style:name="T1" style:family="text">
      <style:text-properties officeooo:rsid="0021f16f"/>
    </style:style>
    <style:style style:name="T2" style:family="text">
      <style:text-properties fo:color="#862121" loext:opacity="100%" fo:font-weight="bold" style:font-weight-asian="bold" style:font-weight-complex="bold"/>
    </style:style>
    <style:style style:name="T3" style:family="text">
      <style:text-properties officeooo:rsid="001a31e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8da5c"/>
    </style:style>
    <style:style style:name="T6" style:family="text">
      <style:text-properties officeooo:rsid="001bf695"/>
    </style:style>
    <style:style style:name="T7" style:family="text">
      <style:text-properties fo:color="#862121" loext:opacity="100%" fo:font-weight="bold" officeooo:rsid="001bf69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8da5c" style:font-style-asian="italic" style:font-style-complex="italic"/>
    </style:style>
    <style:style style:name="T10" style:family="text">
      <style:text-properties officeooo:rsid="001d3655"/>
    </style:style>
    <style:style style:name="T11" style:family="text">
      <style:text-properties officeooo:rsid="00291f01"/>
    </style:style>
    <style:style style:name="T12" style:family="text">
      <style:text-properties officeooo:rsid="001da8e7"/>
    </style:style>
    <style:style style:name="T13" style:family="text">
      <style:text-properties officeooo:rsid="00036880" style:letter-kerning="true" style:font-name-asian="Liberation Sans"/>
    </style:style>
    <style:style style:name="T14" style:family="text">
      <style:text-properties style:text-underline-style="solid" style:text-underline-width="auto" style:text-underline-color="font-color" officeooo:rsid="00036880" style:letter-kerning="true" style:font-name-asian="Liberation Sans"/>
    </style:style>
    <style:style style:name="T15" style:family="text">
      <style:text-properties officeooo:rsid="001f4db8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officeooo:rsid="0027af0d"/>
    </style:style>
    <style:style style:name="T18" style:family="text">
      <style:text-properties fo:color="#000000" loext:opacity="100%" fo:font-weight="normal" officeooo:rsid="001f4db8" style:font-weight-asian="normal" style:font-weight-complex="normal"/>
    </style:style>
    <style:style style:name="T19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 loext:opacity="100%" style:font-name="Montserrat" fo:font-weight="normal" style:font-name-asian="Montserrat" style:font-weight-asian="normal" style:font-name-complex="Montserrat" style:font-weight-complex="normal"/>
    </style:style>
    <style:style style:name="T21" style:family="text">
      <style:text-properties fo:color="#000000" loext:opacity="100%" style:font-name="Montserrat1" fo:font-weight="normal" style:font-name-asian="NSimSun" style:font-weight-asian="normal" style:font-name-complex="Lucida Sans1" style:font-weight-complex="normal"/>
    </style:style>
    <style:style style:name="T22" style:family="text">
      <style:text-properties fo:color="#000000" loext:opacity="100%" style:font-name="Montserrat" fo:font-weight="normal" officeooo:rsid="001f4db8" style:font-name-asian="Montserrat" style:font-weight-asian="normal" style:font-name-complex="Montserrat" style:font-weight-complex="normal"/>
    </style:style>
    <style:style style:name="T23" style:family="text">
      <style:text-properties fo:color="#000000" loext:opacity="100%" style:font-name="Montserrat" style:text-underline-style="none" fo:font-weight="normal" officeooo:rsid="00036880" style:letter-kerning="true" style:font-name-asian="Liberation Sans" style:font-weight-asian="normal" style:font-name-complex="Montserrat" style:font-weight-complex="normal"/>
    </style:style>
    <style:style style:name="T24" style:family="text">
      <style:text-properties fo:color="#000000" loext:opacity="100%" style:font-name="Montserrat" style:text-underline-style="none" fo:font-weight="normal" style:letter-kerning="true" style:font-name-asian="Liberation Sans" style:font-weight-asian="normal" style:font-name-complex="Montserrat" style:font-weight-complex="normal"/>
    </style:style>
    <style:style style:name="T25" style:family="text">
      <style:text-properties officeooo:rsid="0023c626"/>
    </style:style>
    <style:style style:name="T26" style:family="text">
      <style:text-properties officeooo:rsid="00259cf3"/>
    </style:style>
    <style:style style:name="T27" style:family="text">
      <style:text-properties fo:color="#862121" loext:opacity="100%" fo:font-weight="bold" officeooo:rsid="0023c626" style:font-weight-asian="bold" style:font-weight-complex="bold"/>
    </style:style>
    <style:style style:name="T28" style:family="text">
      <style:text-properties fo:color="#862121" loext:opacity="100%" fo:font-weight="bold" officeooo:rsid="00259cf3" style:font-weight-asian="bold" style:font-weight-complex="bold"/>
    </style:style>
    <style:style style:name="T29" style:family="text">
      <style:text-properties officeooo:rsid="0025af3f"/>
    </style:style>
    <style:style style:name="T30" style:family="text">
      <style:text-properties officeooo:rsid="0029de1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6548d"/>
    </style:style>
    <style:style style:name="T33" style:family="text">
      <style:text-properties officeooo:rsid="002a20a6"/>
    </style:style>
    <style:style style:name="T34" style:family="text">
      <style:text-properties fo:background-color="#862121" loext:char-shading-value="0"/>
    </style:style>
    <style:style style:name="T35" style:family="text">
      <style:text-properties style:text-underline-style="none" officeooo:rsid="00036880" style:letter-kerning="true" style:font-name-asian="Liberation Sans"/>
    </style:style>
    <style:style style:name="T36" style:family="text">
      <style:text-properties fo:background-color="#862121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A</text:span>ccords</text:p>
      <text:p text:style-name="Heading"/>
      <text:p text:style-name="P2">Un accord est un <text:span text:style-name="T2">empilement de son</text:span>, constitué au minimum de trois sons. <text:span text:style-name="T3">On parlera d’un accord à trois sons avec trois notes, à quatre sons avec quatre notes, etc.</text:span></text:p>
      <text:p text:style-name="P3"><text:span text:style-name="T4">Nota</text:span> : Pour deux notes, on parlera simplement d’un intervalle.</text:p>
      <text:p text:style-name="P4"><text:span text:style-name="T4">Nota</text:span> : on parlera d’un <text:span text:style-name="T2">arpège</text:span> lorsque ces même notes sont joués successivement les unes après les autres. </text:p>
      <text:p text:style-name="P4">On parlera en premier lieu des accords comme étant un <text:span text:style-name="T2">empilement de tierces </text:span>(voir le cours sur les intervalles). </text:p>
      <text:h text:style-name="Heading_20_4" text:outline-level="4">Accord à 3 sons</text:h>
      <text:p text:style-name="P4">En musique tonale, un accord <text:span text:style-name="T5">à</text:span> trois sons dit « <text:span text:style-name="T2">parfait</text:span> » est un empilement de trois notes séparé<text:span text:style-name="T6">e</text:span>s à chaque fois d’une tierce. <text:span text:style-name="T6">On appellera aussi parfois ces notes la </text:span><text:span text:style-name="T7">triade</text:span><text:span text:style-name="T6"> qui forment l’accord.</text:span></text:p>
      <text:p text:style-name="P4"><text:span text:style-name="T2">L’accord parfait majeur</text:span> sera constitué de la <text:span text:style-name="T8">fondamentale</text:span> <text:span text:style-name="T5">ou </text:span><text:span text:style-name="T9">tonique</text:span><text:span text:style-name="T5"> </text:span>(1) donnant le nom de l’accord, d’une <text:span text:style-name="T8">tierce majeure</text:span> (3M) et d’une <text:span text:style-name="T8">quinte juste</text:span> (5)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6">→</text:p>
          </table:table-cell>
          <table:table-cell table:style-name="Tableau2.A1" office:value-type="string">
            <text:p text:style-name="P5">3M</text:p>
          </table:table-cell>
          <table:table-cell table:style-name="Tableau2.A1" office:value-type="string">
            <text:p text:style-name="P7">→</text:p>
          </table:table-cell>
          <table:table-cell table:style-name="Tableau2.A1" office:value-type="string">
            <text:p text:style-name="P5">5</text:p>
          </table:table-cell>
        </table:table-row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2 ton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1,5 tons</text:p>
          </table:table-cell>
          <table:table-cell table:style-name="Tableau2.A1" office:value-type="string">
            <text:p text:style-name="P8"/>
          </table:table-cell>
        </table:table-row>
      </table:table>
      <text:p text:style-name="P10"/>
      <text:p text:style-name="P11"><text:span text:style-name="T2">L’accord parfait mineur</text:span> sera constitué de <text:span text:style-name="T3">la fondamentale (1), d’une tierce m</text:span>ineure <text:span text:style-name="T3">(3</text:span>m<text:span text:style-name="T3">) et d’une quinte juste (5)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2">1</text:p>
          </table:table-cell>
          <table:table-cell table:style-name="Tableau3.A1" office:value-type="string">
            <text:p text:style-name="P7">→</text:p>
          </table:table-cell>
          <table:table-cell table:style-name="Tableau3.A1" office:value-type="string">
            <text:p text:style-name="P12">3<text:span text:style-name="T6">m</text:span></text:p>
          </table:table-cell>
          <table:table-cell table:style-name="Tableau3.A1" office:value-type="string">
            <text:p text:style-name="P7">→</text:p>
          </table:table-cell>
          <table:table-cell table:style-name="Tableau3.A1" office:value-type="string">
            <text:p text:style-name="P12">5</text:p>
          </table:table-cell>
        </table:table-row>
        <table:table-row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9">1,5 tons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9">2 tons</text:p>
          </table:table-cell>
          <table:table-cell table:style-name="Tableau3.A1" office:value-type="string">
            <text:p text:style-name="P13"/>
          </table:table-cell>
        </table:table-row>
      </table:table>
      <text:p text:style-name="P14"/>
      <text:p text:style-name="P15">Exemples d’accords parfaits :</text:p>
      <text:list text:style-name="L1">
        <text:list-item>
          <text:p text:style-name="P16">Do majeur : Do Mi Sol</text:p>
        </text:list-item>
        <text:list-item>
          <text:p text:style-name="P16">Fa majeur : Fa La Do</text:p>
        </text:list-item>
        <text:list-item>
          <text:p text:style-name="P16">Ré mineur : Ré Fa La</text:p>
        </text:list-item>
        <text:list-item>
          <text:p text:style-name="P16">La mineur : La <text:span text:style-name="T5">D</text:span>o Mi</text:p>
        </text:list-item>
      </text:list>
      <text:p text:style-name="P17"/>
      <text:p text:style-name="P18"><text:soft-page-break/><text:span text:style-name="T4">Nota</text:span> : dans la notation de l’accord, on spécifie seulement la tierce lorsqu’elle est mineure. On verra donc « <text:span text:style-name="T8">La m</text:span> » pour un accord de La mineur et « La » pour un accord de La majeure. On ne verra jamais noté « La M » pour un accord majeur.</text:p>
      <text:h text:style-name="Heading_20_4" text:outline-level="4">L<text:span text:style-name="T10">a</text:span> chanson des triades</text:h>
      <text:p text:style-name="P11">Retrouver les notes des triades sur votre instrument peut être un exercice ludique et formateur (et conseillé en premier apprentissage). Une fois l’exercice de repérage fait, <text:span text:style-name="T5">on </text:span>peut apprendre ses triades par cœur pour chaque fondamentale. Ces combinaisons de trois notes sont très chantantes et peuvent s’apprendre sans trop d’effort.</text:p>
      <text:p text:style-name="P11"><text:span text:style-name="T4">Nota</text:span> : Les triades ci-dessous peuvent être tantôt majeure, tantôt mineures. Il conviendra d’ajuster avec un dièse ou un bémol pour former une triade majeure ou mineure <text:span text:style-name="T11">(les deux colonnes suivantes)</text:span></text:p>
      <text:p text:style-name="P19"><text:span text:style-name="T4">Nota</text:span> : Seul la triade de Si (majeure et mineure) comporte une quinte qui doit être ajust<text:span text:style-name="T12">ée</text:span> avec un dièse pour respecter les intervalles : <text:span text:style-name="T12">Fa → Fa</text:span><text:span text:style-name="T13">♯</text:span></text:p>
      <text:p text:style-name="P19"><text:span text:style-name="T1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0">Fondamentale</text:p>
          </table:table-cell>
          <table:table-cell table:style-name="Tableau1.A1" office:value-type="string">
            <text:p text:style-name="P21">Triade</text:p>
          </table:table-cell>
          <table:table-cell table:style-name="Tableau1.A1" office:value-type="string">
            <text:p text:style-name="P22">Accord mineur</text:p>
          </table:table-cell>
          <table:table-cell table:style-name="Tableau1.A1" office:value-type="string">
            <text:p text:style-name="P22">Accord majeur</text:p>
          </table:table-cell>
        </table:table-row>
        <table:table-row table:style-name="Tableau1.2">
          <table:table-cell table:style-name="Tableau1.A1" office:value-type="string">
            <text:p text:style-name="P22">Do</text:p>
          </table:table-cell>
          <table:table-cell table:style-name="Tableau1.A1" office:value-type="string">
            <text:p text:style-name="P23">Do – Mi - Sol</text:p>
          </table:table-cell>
          <table:table-cell table:style-name="Tableau1.A1" office:value-type="string">
            <text:p text:style-name="P22">Do – <text:span text:style-name="T4">Mi</text:span><text:span text:style-name="T14">♭</text:span> - Sol</text:p>
          </table:table-cell>
          <table:table-cell table:style-name="Tableau1.A1" office:value-type="string">
            <text:p text:style-name="P22">Do – Mi - Sol</text:p>
          </table:table-cell>
        </table:table-row>
        <table:table-row table:style-name="Tableau1.2">
          <table:table-cell table:style-name="Tableau1.A1" office:value-type="string">
            <text:p text:style-name="P22">Ré</text:p>
          </table:table-cell>
          <table:table-cell table:style-name="Tableau1.A1" office:value-type="string">
            <text:p text:style-name="P23">Ré – Fa - La</text:p>
          </table:table-cell>
          <table:table-cell table:style-name="Tableau1.A1" office:value-type="string">
            <text:p text:style-name="P22">Ré – Fa - La</text:p>
          </table:table-cell>
          <table:table-cell table:style-name="Tableau1.A1" office:value-type="string">
            <text:p text:style-name="P24">Ré – <text:span text:style-name="T4">Fa</text:span><text:span text:style-name="T14">♯</text:span> - La</text:p>
          </table:table-cell>
        </table:table-row>
        <table:table-row table:style-name="Tableau1.2">
          <table:table-cell table:style-name="Tableau1.A1" office:value-type="string">
            <text:p text:style-name="P22">Mi</text:p>
          </table:table-cell>
          <table:table-cell table:style-name="Tableau1.A1" office:value-type="string">
            <text:p text:style-name="P23">Mi - Sol - Si</text:p>
          </table:table-cell>
          <table:table-cell table:style-name="Tableau1.A1" office:value-type="string">
            <text:p text:style-name="P22">Mi – Sol - Si</text:p>
          </table:table-cell>
          <table:table-cell table:style-name="Tableau1.A1" office:value-type="string">
            <text:p text:style-name="P24">Mi – <text:span text:style-name="T4">Sol</text:span><text:span text:style-name="T14">♯</text:span> - Si</text:p>
          </table:table-cell>
        </table:table-row>
        <table:table-row table:style-name="Tableau1.2">
          <table:table-cell table:style-name="Tableau1.A1" office:value-type="string">
            <text:p text:style-name="P22">Fa</text:p>
          </table:table-cell>
          <table:table-cell table:style-name="Tableau1.A1" office:value-type="string">
            <text:p text:style-name="P23">Fa – La - Do</text:p>
          </table:table-cell>
          <table:table-cell table:style-name="Tableau1.A1" office:value-type="string">
            <text:p text:style-name="P24">Fa – <text:span text:style-name="T4">La</text:span><text:span text:style-name="T14">♭</text:span> - Do</text:p>
          </table:table-cell>
          <table:table-cell table:style-name="Tableau1.A1" office:value-type="string">
            <text:p text:style-name="P22">Fa – La - Do</text:p>
          </table:table-cell>
        </table:table-row>
        <table:table-row table:style-name="Tableau1.2">
          <table:table-cell table:style-name="Tableau1.A1" office:value-type="string">
            <text:p text:style-name="P22">Sol</text:p>
          </table:table-cell>
          <table:table-cell table:style-name="Tableau1.A1" office:value-type="string">
            <text:p text:style-name="P23">Sol – Si - Ré</text:p>
          </table:table-cell>
          <table:table-cell table:style-name="Tableau1.A1" office:value-type="string">
            <text:p text:style-name="P24">Sol – <text:span text:style-name="T4">Si</text:span><text:span text:style-name="T14">♭</text:span> - Ré</text:p>
          </table:table-cell>
          <table:table-cell table:style-name="Tableau1.A1" office:value-type="string">
            <text:p text:style-name="P22">Sol – Si - Ré</text:p>
          </table:table-cell>
        </table:table-row>
        <table:table-row table:style-name="Tableau1.2">
          <table:table-cell table:style-name="Tableau1.A1" office:value-type="string">
            <text:p text:style-name="P22">La</text:p>
          </table:table-cell>
          <table:table-cell table:style-name="Tableau1.A1" office:value-type="string">
            <text:p text:style-name="P23">La – Do - Mi</text:p>
          </table:table-cell>
          <table:table-cell table:style-name="Tableau1.A1" office:value-type="string">
            <text:p text:style-name="P22">La – Do - Mi</text:p>
          </table:table-cell>
          <table:table-cell table:style-name="Tableau1.A1" office:value-type="string">
            <text:p text:style-name="P24">La – <text:span text:style-name="T4">Do</text:span><text:span text:style-name="T14">♯</text:span> - Mi</text:p>
          </table:table-cell>
        </table:table-row>
        <table:table-row table:style-name="Tableau1.2">
          <table:table-cell table:style-name="Tableau1.A1" office:value-type="string">
            <text:p text:style-name="P22">Si</text:p>
          </table:table-cell>
          <table:table-cell table:style-name="Tableau1.A1" office:value-type="string">
            <text:p text:style-name="P23">Si – Ré - Fa</text:p>
          </table:table-cell>
          <table:table-cell table:style-name="Tableau1.A1" office:value-type="string">
            <text:p text:style-name="P24">Si – Ré - <text:span text:style-name="T4">Fa</text:span><text:span text:style-name="T14">♯</text:span></text:p>
          </table:table-cell>
          <table:table-cell table:style-name="Tableau1.A1" office:value-type="string">
            <text:p text:style-name="P24">Si – <text:span text:style-name="T4">Ré</text:span><text:span text:style-name="T14">♯</text:span> - <text:span text:style-name="T4">Fa</text:span><text:span text:style-name="T14">♯</text:span></text:p>
          </table:table-cell>
        </table:table-row>
      </table:table>
      <text:p text:style-name="P25"/>
      <text:h text:style-name="Heading_20_4" text:outline-level="4">Accords à 4 sons</text:h>
      <text:p text:style-name="P26">« Les accords à trois sons sont un empilement de trois notes espacées d’intervalles de tierces ». Nous définirons de la même manière un accord à 4 sons. </text:p>
      <text:p text:style-name="P26"><text:soft-page-break/>Un accord à quatre sons est un empilement de quatre notes espacées d’intervalles de tierces, tantôt mineures, tantôt majeures. Nous reprendrons la fameuse triade 1 → 3 (M ou m) → 5, à laquelle nous viendrons rajouter une nouvelle note <text:span text:style-name="T15">espacée d’une tierce </text:span><text:span text:style-name="T11">après la quinte</text:span>, la <text:span text:style-name="T2">septième</text:span> : 7m ou 7M, suivant si <text:span text:style-name="T11">on</text:span> ajoute une tierce mineure ou une tierce majeure. Nous passerons <text:span text:style-name="T15">donc </text:span>d’une triade à une <text:span text:style-name="T2">tétrade</text:span><text:span text:style-name="T16"> !</text:span></text:p>
      <text:p text:style-name="P27">Pour chaque fondamentale, nous avons maintenant quatre accords possibles :</text:p>
      <text:list text:style-name="L2">
        <text:list-item>
          <text:p text:style-name="P28">accord mineur (3m) avec septième mineure (7m)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29">1</text:p>
          </table:table-cell>
          <table:table-cell table:style-name="Tableau4.A1" office:value-type="string">
            <text:p text:style-name="P30">→</text:p>
          </table:table-cell>
          <table:table-cell table:style-name="Tableau4.A1" office:value-type="string">
            <text:p text:style-name="P29">3<text:span text:style-name="T17">m</text:span></text:p>
          </table:table-cell>
          <table:table-cell table:style-name="Tableau4.A1" office:value-type="string">
            <text:p text:style-name="P30">→</text:p>
          </table:table-cell>
          <table:table-cell table:style-name="Tableau4.A1" office:value-type="string">
            <text:p text:style-name="P29">5</text:p>
          </table:table-cell>
          <table:table-cell table:style-name="Tableau4.A1" office:value-type="string">
            <text:p text:style-name="P30">→</text:p>
          </table:table-cell>
          <table:table-cell table:style-name="Tableau4.A1" office:value-type="string">
            <text:p text:style-name="P31">7m</text:p>
          </table:table-cell>
        </table:table-row>
        <table:table-row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3"><text:span text:style-name="T17">1,5</text:span> tons</text:p>
          </table:table-cell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3"><text:span text:style-name="T17">2</text:span> tons</text:p>
          </table:table-cell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1">1,5 tons</text:p>
          </table:table-cell>
          <table:table-cell table:style-name="Tableau4.A1" office:value-type="string">
            <text:p text:style-name="P32"/>
          </table:table-cell>
        </table:table-row>
      </table:table>
      <text:p text:style-name="P34"/>
      <text:list text:continue-numbering="true" text:style-name="L2">
        <text:list-item>
          <text:p text:style-name="P35"><text:span text:style-name="T16">accord </text:span><text:span text:style-name="T18">majeur</text:span><text:span text:style-name="T16"> (3</text:span><text:span text:style-name="T18">M</text:span><text:span text:style-name="T16">) avec septième mineure (7m)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29">1</text:p>
          </table:table-cell>
          <table:table-cell table:style-name="Tableau5.A1" office:value-type="string">
            <text:p text:style-name="P30">→</text:p>
          </table:table-cell>
          <table:table-cell table:style-name="Tableau5.A1" office:value-type="string">
            <text:p text:style-name="P29">3<text:span text:style-name="T17">M</text:span></text:p>
          </table:table-cell>
          <table:table-cell table:style-name="Tableau5.A1" office:value-type="string">
            <text:p text:style-name="P30">→</text:p>
          </table:table-cell>
          <table:table-cell table:style-name="Tableau5.A1" office:value-type="string">
            <text:p text:style-name="P29">5</text:p>
          </table:table-cell>
          <table:table-cell table:style-name="Tableau5.A1" office:value-type="string">
            <text:p text:style-name="P30">→</text:p>
          </table:table-cell>
          <table:table-cell table:style-name="Tableau5.A1" office:value-type="string">
            <text:p text:style-name="P31">7m</text:p>
          </table:table-cell>
        </table:table-row>
        <table:table-row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3"><text:span text:style-name="T17">2</text:span> tons</text:p>
          </table:table-cell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3"><text:span text:style-name="T17">1,5</text:span> tons</text:p>
          </table:table-cell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1">1,5 tons</text:p>
          </table:table-cell>
          <table:table-cell table:style-name="Tableau5.A1" office:value-type="string">
            <text:p text:style-name="P32"/>
          </table:table-cell>
        </table:table-row>
      </table:table>
      <text:p text:style-name="P36"><text:span text:style-name="T16"/></text:p>
      <text:list text:continue-numbering="true" text:style-name="L2">
        <text:list-item>
          <text:p text:style-name="P28">accord mineur (3m) avec septième majeure (7M)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>
          <table:table-cell table:style-name="Tableau6.A1" office:value-type="string">
            <text:p text:style-name="P29">1</text:p>
          </table:table-cell>
          <table:table-cell table:style-name="Tableau6.A1" office:value-type="string">
            <text:p text:style-name="P30">→</text:p>
          </table:table-cell>
          <table:table-cell table:style-name="Tableau6.A1" office:value-type="string">
            <text:p text:style-name="P29">3<text:span text:style-name="T17">m</text:span></text:p>
          </table:table-cell>
          <table:table-cell table:style-name="Tableau6.A1" office:value-type="string">
            <text:p text:style-name="P30">→</text:p>
          </table:table-cell>
          <table:table-cell table:style-name="Tableau6.A1" office:value-type="string">
            <text:p text:style-name="P29">5</text:p>
          </table:table-cell>
          <table:table-cell table:style-name="Tableau6.A1" office:value-type="string">
            <text:p text:style-name="P30">→</text:p>
          </table:table-cell>
          <table:table-cell table:style-name="Tableau6.A1" office:value-type="string">
            <text:p text:style-name="P31">7M</text:p>
          </table:table-cell>
        </table:table-row>
        <table:table-row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3"><text:span text:style-name="T17">1,5</text:span> tons</text:p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3"><text:span text:style-name="T17">2</text:span> tons</text:p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1">2 tons</text:p>
          </table:table-cell>
          <table:table-cell table:style-name="Tableau6.A1" office:value-type="string">
            <text:p text:style-name="P32"/>
          </table:table-cell>
        </table:table-row>
      </table:table>
      <text:p text:style-name="P34"/>
      <text:list text:continue-numbering="true" text:style-name="L2">
        <text:list-item>
          <text:p text:style-name="P28">accord majeur (3M) avec septième majeure (7M)</text:p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row>
          <table:table-cell table:style-name="Tableau8.A1" office:value-type="string">
            <text:p text:style-name="P29">1</text:p>
          </table:table-cell>
          <table:table-cell table:style-name="Tableau8.A1" office:value-type="string">
            <text:p text:style-name="P30">→</text:p>
          </table:table-cell>
          <table:table-cell table:style-name="Tableau8.A1" office:value-type="string">
            <text:p text:style-name="P29"><text:span text:style-name="T17">3M</text:span></text:p>
          </table:table-cell>
          <table:table-cell table:style-name="Tableau8.A1" office:value-type="string">
            <text:p text:style-name="P30">→</text:p>
          </table:table-cell>
          <table:table-cell table:style-name="Tableau8.A1" office:value-type="string">
            <text:p text:style-name="P29">5</text:p>
          </table:table-cell>
          <table:table-cell table:style-name="Tableau8.A1" office:value-type="string">
            <text:p text:style-name="P30">→</text:p>
          </table:table-cell>
          <table:table-cell table:style-name="Tableau8.A1" office:value-type="string">
            <text:p text:style-name="P31">7M</text:p>
          </table:table-cell>
        </table:table-row>
        <table:table-row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33"><text:span text:style-name="T17">2</text:span> tons</text:p>
          </table:table-cell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33"><text:span text:style-name="T17">1,5</text:span> tons</text:p>
          </table:table-cell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31">2 tons</text:p>
          </table:table-cell>
          <table:table-cell table:style-name="Tableau8.A1" office:value-type="string">
            <text:p text:style-name="P32"/>
          </table:table-cell>
        </table:table-row>
      </table:table>
      <text:p text:style-name="P34"/>
      <text:p text:style-name="P37"><text:span text:style-name="T19">Nota </text:span><text:span text:style-name="T16">: pour la notation de l’accord, on verra cette fois ci apparaître la notation « 7 » pour les accords avec une septième mineure, et « 7M » ou « </text:span><text:span text:style-name="T20">∆ </text:span><text:span text:style-name="T21">» pour les accords avec une septième majeure.</text:span></text:p>
      <text:p text:style-name="P37"><text:span text:style-name="T21"/></text:p>
      <text:p text:style-name="P37"><text:span text:style-name="T21"/></text:p>
      <text:p text:style-name="P37"><text:span text:style-name="T21"/></text:p>
      <text:p text:style-name="P38"><text:soft-page-break/>Quelques exemples d’accords que l’on rencontrera dans la chanson française ou dans des morceau<text:span text:style-name="T17">x</text:span> de jazz assez simples :</text:p>
      <text:list text:style-name="L3">
        <text:list-item>
          <text:p text:style-name="P39"><text:span text:style-name="T21">Do </text:span><text:span text:style-name="T22">∆ : </text:span><text:span text:style-name="T20">Do – Mi – Sol – Si</text:span></text:p>
        </text:list-item>
        <text:list-item>
          <text:p text:style-name="P39"><text:span text:style-name="T23">S</text:span><text:span text:style-name="T24">i 7 : Si – Ré</text:span><text:span text:style-name="T23">♯</text:span><text:span text:style-name="T24"> - Fa</text:span><text:span text:style-name="T23">♯</text:span><text:span text:style-name="T24"> - La</text:span></text:p>
        </text:list-item>
        <text:list-item>
          <text:p text:style-name="P40">Ré m 7 : Ré – Fa – La – Do</text:p>
        </text:list-item>
      </text:list>
      <text:h text:style-name="Heading_20_4" text:outline-level="4">Plus de notes encore ?</text:h>
      <text:p text:style-name="P41">En musique jazz en particulier mais dans d’autres styles aussi, on voit apparaître des accords avec plus de sons encore. </text:p>
      <text:p text:style-name="P42"><text:span text:style-name="T25">On peut, si on le souhaite, continuer à empiler des tierces successivement pour obtenir des accords dits « enrichis » ou « colorés ». Ainsi, on obtient progressivement des accords avec une neuvième (9), une onzième (11) </text:span><text:span text:style-name="T26">et/</text:span><text:span text:style-name="T25">ou une treizième (13). A partir de la neuvième, on parle </text:span>d’<text:span text:style-name="T27">extension</text:span><text:span text:style-name="T25"> de l’accord </text:span><text:span text:style-name="T26">ou de </text:span><text:span text:style-name="T28">superstructure</text:span> d<text:span text:style-name="T26">e l’accord</text:span>. </text:p>
      <text:p text:style-name="P43">Quelques <text:span text:style-name="T29">exemples explicatifs</text:span> pour s’y retrouver :</text:p>
      <text:list text:style-name="L4">
        <text:list-item>
          <text:p text:style-name="P44">Do 11 : Do – Mi – Sol – Sib – Ré – Fa</text:p>
          <text:list>
            <text:list-item>
              <text:p text:style-name="P44">L’accord 11 contient toutes les tierces qui permettent d’arriver jusqu’à la onzième, <text:span text:style-name="T30">la neuvième inclue</text:span></text:p>
            </text:list-item>
          </text:list>
        </text:list-item>
        <text:list-item>
          <text:p text:style-name="P44">Ré 9 : Ré- Fa – La – Do – Mi</text:p>
          <text:list>
            <text:list-item>
              <text:p text:style-name="P44">Même remarque que précédemment. <text:span text:style-name="T29">L’accord neuvième est un accord fréquent en jazz</text:span></text:p>
            </text:list-item>
          </text:list>
        </text:list-item>
        <text:list-item>
          <text:p text:style-name="P45">La 13 : La – Do# - Mi – Sol – Si – Ré – Fa#</text:p>
          <text:list>
            <text:list-item>
              <text:p text:style-name="P45">Même remarque que précédemment. Mais beaucoup de notes ici constitue l’accord… <text:s/></text:p>
            </text:list-item>
          </text:list>
        </text:list-item>
      </text:list>
      <text:p text:style-name="P46">Sur une guitare, on pourra rarement trouver une position où l’on peut jouer toutes les notes d’un accord 13. </text:p>
      <text:p text:style-name="P46">Dans ce cas, le contexte du morceau nous fera choisir quelles notes on souhaite faire entendre dans l’accord et lesquelles sont moins importantes. Il faut s’adapter à son instrument. A la guitare, on gardera souvent la structure jusqu’à la septième, puis on rajoutera la neuvième <text:span text:style-name="T31">ou</text:span> la onzième <text:span text:style-name="T31">ou</text:span> la treizième, mais pas toute<text:span text:style-name="T32">s les notes</text:span>. Ce n’est pas une règle mais c’est qui est souvent observé. <text:span text:style-name="T32">On parlera d’un accord à quatre sons que l’on colore, ou bien </text:span><text:soft-page-break/><text:span text:style-name="T32">un accord avec une note additionnelle (on voit souvent add 9 ou add 11 ou add 13 </text:span><text:span text:style-name="T33">dans la littérature</text:span><text:span text:style-name="T32">).</text:span></text:p>
      <text:p text:style-name="P46">Par exemple :</text:p>
      <text:p text:style-name="P46">La 13 <text:s text:c="4"/><text:span text:style-name="T31">→</text:span> <text:s text:c="4"/>La – Do# - Mi – Sol – <text:span text:style-name="T34">Si – Ré</text:span> – Fa# <text:s text:c="3"/>→ <text:s text:c="4"/>La – Do# - Mi – Sol – Fa#</text:p>
      <text:p text:style-name="P47">Do 11 <text:s text:c="4"/>→ <text:s text:c="4"/>Do – Mi – Sol – Si<text:span text:style-name="T35">♭</text:span> - <text:span text:style-name="T36">Ré</text:span> – Fa <text:s text:c="5"/>→ <text:s text:c="4"/>Do – Mi – Sol – Si<text:span text:style-name="T35">♭</text:span> - F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8cm" style:rel-column-width="32760*"/>
    </style:style>
    <style:style style:name="Tableau7.B" style:family="table-column">
      <style:table-column-properties style:column-width="8.502cm" style:rel-column-width="32775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3" style:family="paragraph" style:parent-style-name="Standard">
      <style:text-properties officeooo:paragraph-rsid="0016aed5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4"><draw:image xlink:href="Pictures/1000000100000139000000629F45A286.png" xlink:type="simple" xlink:show="embed" xlink:actuate="onLoad" draw:mime-type="image/png"/></draw:frame><text:page-number text:select-page="current">3</text:page-number><text:s/>/ <text:page-count>5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4-11-25T21:06:06.656000000</dc:date>
    <meta:editing-duration>PT5H39M26S</meta:editing-duration>
    <meta:editing-cycles>10</meta:editing-cycles>
    <meta:generator>LibreOffice/24.8.2.1$Windows_X86_64 LibreOffice_project/0f794b6e29741098670a3b95d60478a65d05ef13</meta:generator>
    <meta:print-date>2024-10-21T23:52:32.346000000</meta:print-date>
    <meta:printed-by>Fichiers PDF</meta:printed-by>
    <meta:document-statistic meta:table-count="8" meta:image-count="1" meta:object-count="0" meta:page-count="5" meta:paragraph-count="137" meta:word-count="1084" meta:character-count="5548" meta:non-whitespace-character-count="4507"/>
  </office:meta>
</office:document-meta>
</file>